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4292e" style:font-name="SFMono-Regular" fo:font-size="9.75pt" fo:letter-spacing="normal" fo:font-style="normal" fo:font-weight="normal" officeooo:rsid="0000e629" officeooo:paragraph-rsid="0000e629"/>
    </style:style>
    <style:style style:name="P2" style:family="paragraph" style:parent-style-name="Standard">
      <style:text-properties officeooo:rsid="0000e629" officeooo:paragraph-rsid="0000e629"/>
    </style:style>
    <style:style style:name="P3" style:family="paragraph" style:parent-style-name="Standard">
      <style:text-properties officeooo:rsid="00021573" officeooo:paragraph-rsid="00021573"/>
    </style:style>
    <style:style style:name="P4" style:family="paragraph" style:parent-style-name="Standard">
      <style:text-properties officeooo:rsid="00029d82" officeooo:paragraph-rsid="00029d82"/>
    </style:style>
    <style:style style:name="P5" style:family="paragraph" style:parent-style-name="Standard">
      <style:text-properties officeooo:rsid="00039c47" officeooo:paragraph-rsid="00039c47"/>
    </style:style>
    <style:style style:name="P6" style:family="paragraph">
      <style:paragraph-properties fo:text-align="center"/>
    </style:style>
    <style:style style:name="T1" style:family="text">
      <style:text-properties fo:color="#d73a49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 on base:</text:p>
      <text:p text:style-name="P2">git pull </text:p>
      <text:p text:style-name="P2">pwd(find the path)</text:p>
      <text:p text:style-name="P2">sudo -u postgres psql(enter a database)</text:p>
      <text:p text:style-name="P2">create database basketball;</text:p>
      <text:p text:style-name="P1"/>
      <text:p text:style-name="P1"><draw:line text:anchor-type="paragraph" draw:z-index="0" draw:name="Shape1" draw:style-name="gr1" draw:text-style-name="P6" svg:x1="0.9654in" svg:y1="0.1854in" svg:x2="0.9598in" svg:y2="0.498in"><text:p/></draw:line><draw:line text:anchor-type="paragraph" draw:z-index="1" draw:name="Shape2" draw:style-name="gr1" draw:text-style-name="P6" svg:x1="1.8972in" svg:y1="0.1618in" svg:x2="1.5035in" svg:y2="0.5382in"><text:p/></draw:line><draw:line text:anchor-type="paragraph" draw:z-index="2" draw:name="Shape3" draw:style-name="gr1" draw:text-style-name="P6" svg:x1="2.6839in" svg:y1="0.1445in" svg:x2="2.2909in" svg:y2="0.5327in"><text:p/></draw:line>psql -h <text:span text:style-name="T1">&lt;</text:span>hostname<text:span text:style-name="T1">&gt;</text:span> -p <text:span text:style-name="T1">&lt;</text:span>port<text:span text:style-name="T1">&gt;</text:span> -U <text:span text:style-name="T1">&lt;</text:span>username<text:span text:style-name="T1">&gt;</text:span> -d <text:span text:style-name="T1">&lt;</text:span>your precreated db name<text:span text:style-name="T1">&gt;</text:span> <text:span text:style-name="T1">&lt;</text:span> <text:span text:style-name="T1">&lt;</text:span>your .sql file dir<text:span text:style-name="T1">&gt;</text:span></text:p>
      <text:p text:style-name="P2"/>
      <text:p text:style-name="P2">psql -h 127.0.0.1 -p 5432 -U qiaoqiao -d basketball &lt;/home/qiaoqiao/Desktop/basketball/CSP571/cs571db.sql</text:p>
      <text:p text:style-name="P3">\q (quit current dir)</text:p>
      <text:p text:style-name="P3">\c basketball (connect to database “basketball” as user “postgres”)</text:p>
      <text:p text:style-name="P3">\d (List of relations)</text:p>
      <text:p text:style-name="P3">select * from player_assists limit 1; (only return one result)</text:p>
      <text:p text:style-name="P4">\? (list all command)</text:p>
      <text:p text:style-name="P4"/>
      <text:p text:style-name="P4"/>
      <text:p text:style-name="P4"/>
      <text:p text:style-name="P5">Zoom in : ctrl+shift+ +</text:p>
      <text:p text:style-name="P5">Zoom out: ctrl + shift + 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8:49:56.375621971</meta:creation-date>
    <dc:date>2019-10-29T19:07:59.814066858</dc:date>
    <meta:editing-duration>PT13M2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87" meta:character-count="546" meta:non-whitespace-character-count="472"/>
  </office:meta>
</office:document-meta>
</file>